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4cm" svg:height="2.844cm" svg:x="2cm" svg:y="1.5cm" presentation:class="title" presentation:user-transformed="true">
          <draw:text-box>
            <text:p>View Component Diagram</text:p>
          </draw:text-box>
        </draw:frame>
        <draw:custom-shape draw:style-name="gr1" draw:text-style-name="P2" draw:id="id2" draw:layer="layout" svg:width="4.445cm" svg:height="1.905cm" draw:transform="rotate (1.5707963267946) translate (21.59cm 19.6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id="id1" draw:layer="layout" svg:width="6.985cm" svg:height="3.175cm" svg:x="19.05cm" svg:y="10.16cm">
          <text:p text:style-name="P2">Asynchronous</text:p>
          <text:p text:style-name="P2">GUI update</text:p>
          <text:p text:style-name="P2">logi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175cm" draw:transform="rotate (-1.57079632679579) translate (10.795cm 4.44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id="id3" draw:layer="layout" svg:width="6.985cm" svg:height="3.175cm" svg:x="5.715cm" svg:y="10.16cm">
          <text:p text:style-name="P2">Widget event</text:p>
          <text:p text:style-name="P2">handler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2.542cm" svg:y1="13.335cm" svg:x2="22.543cm" svg:y2="15.241cm" draw:start-shape="id1" draw:start-glue-point="2" draw:end-shape="id2" draw:end-glue-point="5" svg:d="m22542 13335 1 1906">
          <text:p/>
        </draw:connector>
        <draw:connector draw:style-name="gr3" draw:text-style-name="P2" draw:layer="layout" draw:type="line" svg:x1="9.207cm" svg:y1="13.335cm" svg:x2="9.176cm" svg:y2="18.261cm" draw:start-shape="id3" draw:start-glue-point="2" svg:d="m9207 13335-31 4926">
          <text:p/>
        </draw:connector>
        <draw:frame draw:style-name="gr4" draw:layer="layout" svg:width="4.058cm" svg:height="1.673cm" svg:x="4.657cm" svg:y="5.496cm">
          <draw:text-box>
            <text:p>WxPython</text:p>
            <text:p>Event queue</text:p>
          </draw:text-box>
        </draw:frame>
        <draw:frame draw:style-name="gr4" draw:layer="layout" svg:width="10.586cm" svg:height="2.384cm" svg:x="10.962cm" svg:y="6.506cm">
          <draw:text-box>
            <text:p>Use PostEvent so widget</text:p>
            <text:p><text:s text:c="2"/>modifications can execute safely</text:p>
            <text:p><text:s text:c="7"/>in the event loop thread context</text:p>
          </draw:text-box>
        </draw:frame>
        <draw:frame draw:style-name="gr4" draw:layer="layout" svg:width="5.099cm" svg:height="1.673cm" svg:x="17.066cm" svg:y="17.453cm">
          <draw:text-box>
            <text:p>ViewCommands</text:p>
            <text:p>from presenter</text:p>
          </draw:text-box>
        </draw:frame>
        <draw:frame draw:style-name="gr4" draw:layer="layout" svg:width="7.017cm" svg:height="1.673cm" svg:x="9.247cm" svg:y="14.278cm">
          <draw:text-box>
            <text:p>User action information</text:p>
            <text:p>sent to presenter</text:p>
          </draw:text-box>
        </draw:frame>
        <draw:path draw:style-name="gr5" draw:text-style-name="P2" draw:layer="layout" svg:width="13.769cm" svg:height="6.333cm" draw:transform="rotate (2.62253173404618) translate (20.3806663311482cm 14.4996921544718cm)" svg:viewBox="0 0 13770 6334" svg:d="m0 39c945 1654 1496 1339 2914 1260s2528 18 3387-472c1654-945 4962-2835 6065-3465s1591-1021 1339-1497-866-236-1969 394c-780 445-4647-1733-5750-1103s-2205 1260-3308 1890">
          <text:p/>
        </draw:path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Tunnel</dc:title>
    <dc:description>Presentation Layout Template</dc:description>
    <meta:creation-date>2011-01-11T22:52:53</meta:creation-date>
    <dc:language>en-US</dc:language>
    <meta:editing-cycles>17</meta:editing-cycles>
    <meta:editing-duration>PT08H05M17S</meta:editing-duration>
    <meta:initial-creator>Myk Taylor</meta:initial-creator>
    <dc:date>2011-02-02T23:36:25</dc:date>
    <dc:creator>Myk Taylor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usr/lib64/openoffice/basis3.2/share/template/en-US/layout/lyt-tunnel.otp"/>
  </office:meta>
</office:document-meta>
</file>